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6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標楷體3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3" svg:font-family="'Comic Sans MS'" style:font-adornments="標準" style:font-family-generic="system" style:font-pitch="variable"/>
    <style:font-face style:name="Comic Sans MS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5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Comic Sans MS4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英文的奧妙<text:line-break/><text:span text:style-name="T1">從拼字、文法、標點符號到髒話，</text:span><text:span text:style-name="T1"><text:line-break/></text:span><text:span text:style-name="T1">《紐約客》資深編輯的字海探險</text:span>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60112鍾定栩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標題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把所有的標題都用誇飾法，讓人很想一探究竟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自動校正和拼字檢查不是萬能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自動校正</text:span>有時候會導致原本拼對的文字因為電腦校正而變成錯誤的文字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文法的重要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我想把這本書推薦給<text:span text:style-name="T3">鄭淳恩</text:span><text:span text:style-name="T4">，希望他能加強文法與拼字，減少錯誤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句型的規則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說明名詞、動詞、形容詞等句子必要元素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6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標楷體3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3" svg:font-family="'Comic Sans MS'" style:font-adornments="標準" style:font-family-generic="system" style:font-pitch="variable"/>
    <style:font-face style:name="Comic Sans MS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5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4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6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6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5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5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3T09:03:26.916000000</meta:creation-date>
    <meta:editing-duration>PT1H9M48S</meta:editing-duration>
    <meta:editing-cycles>11</meta:editing-cycles>
    <meta:generator>LibreOffice/7.1.6.2$Windows_X86_64 LibreOffice_project/0e133318fcee89abacd6a7d077e292f1145735c3</meta:generator>
    <dc:title>Vivid</dc:title>
    <dc:date>2023-02-12T17:42:53.751000000</dc:date>
    <meta:document-statistic meta:object-count="64"/>
  </office:meta>
</office:document-meta>
</file>